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days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get</text:p>
          </table:table-cell>
          <table:table-cell office:value-type="float" office:value="20500" table:style-name="ce1">
            <text:p>20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ople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elPerKm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dForDay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omForNight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Food</text:p>
          </table:table-cell>
          <table:table-cell office:value-type="float" office:value="880" table:formula="of:=[.B5]*[.B3]*[.B1]" table:style-name="ce1">
            <text:p>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Hotel</text:p>
          </table:table-cell>
          <table:table-cell office:value-type="float" office:value="1072.5" table:style-name="ce1">
            <text:p>1072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dget</text:p>
          </table:table-cell>
          <table:table-cell office:value-type="float" office:value="19620" table:formula="of:=[.B2]-[.B8]" table:style-name="ce1">
            <text:p>19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get</text:p>
          </table:table-cell>
          <table:table-cell office:value-type="float" office:value="18547.5" table:formula="of:=[.B11]-[.B9]" table:style-name="ce1">
            <text:p>18547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urrentExpences</text:p>
          </table:table-cell>
          <table:table-cell office:value-type="float" office:value="1952.5" table:formula="of:=[.B8]+[.B9]" table:style-name="ce1">
            <text:p>1952.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Day 1</text:p>
          </table:table-cell>
          <table:table-cell office:value-type="string" table:style-name="ce3">
            <text:p>totalFuel</text:p>
          </table:table-cell>
          <table:table-cell office:value-type="float" office:value="120" table:formula="of:=[.A19]*[.B4]" table:style-name="ce3">
            <text:p>120</text:p>
          </table:table-cell>
          <table:table-cell table:style-name="ce1"/>
          <table:table-cell office:value-type="string" table:style-name="ce3">
            <text:p>Day 2</text:p>
          </table:table-cell>
          <table:table-cell office:value-type="string" table:style-name="ce3">
            <text:p>totalFuel</text:p>
          </table:table-cell>
          <table:table-cell office:value-type="float" office:value="180" table:formula="of:=[.E19]*[.B4]" table:style-name="ce3">
            <text:p>18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kilometers</text:p>
          </table:table-cell>
          <table:table-cell office:value-type="string" table:style-name="ce3">
            <text:p>budget</text:p>
          </table:table-cell>
          <table:table-cell office:value-type="float" office:value="18427.5" table:formula="of:=[.B12]-[.C17]" table:style-name="ce3">
            <text:p>18427.5</text:p>
          </table:table-cell>
          <table:table-cell table:style-name="ce1"/>
          <table:table-cell table:style-name="ce3"/>
          <table:table-cell office:value-type="string" table:style-name="ce3">
            <text:p>budget</text:p>
          </table:table-cell>
          <table:table-cell office:value-type="float" office:value="18247.5" table:formula="of:=[.C18]-[.G17]" table:style-name="ce3">
            <text:p>18247.5</text:p>
          </table:table-cell>
          <table:table-cell table:number-columns-repeated="16377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currentExpences</text:p>
          </table:table-cell>
          <table:table-cell office:value-type="float" office:value="2072.5" table:formula="of:=[.B14]+[.C17]" table:style-name="ce3">
            <text:p>2072.5</text:p>
          </table:table-cell>
          <table:table-cell table:style-name="ce1"/>
          <table:table-cell office:value-type="float" office:value="150" table:style-name="ce3">
            <text:p>150</text:p>
          </table:table-cell>
          <table:table-cell office:value-type="string" table:style-name="ce3">
            <text:p>currentExpences</text:p>
          </table:table-cell>
          <table:table-cell office:value-type="float" office:value="1892.5" table:formula="of:=[.C19]-[.G17]" table:style-name="ce3">
            <text:p>1892.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y 3</text:p>
          </table:table-cell>
          <table:table-cell office:value-type="string" table:style-name="ce3">
            <text:p>totalFuel</text:p>
          </table:table-cell>
          <table:table-cell office:value-type="float" office:value="600" table:formula="of:=[.A23]*[.B4]" table:style-name="ce3">
            <text:p>600</text:p>
          </table:table-cell>
          <table:table-cell table:style-name="ce1"/>
          <table:table-cell office:value-type="string" table:style-name="ce2">
            <text:p>day 4</text:p>
          </table:table-cell>
          <table:table-cell office:value-type="string" table:style-name="ce3">
            <text:p>totalFuel</text:p>
          </table:table-cell>
          <table:table-cell office:value-type="float" office:value="480" table:formula="of:=[.E23]*[.B4]" table:style-name="ce2">
            <text:p>48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kilometers</text:p>
          </table:table-cell>
          <table:table-cell office:value-type="string" table:style-name="ce3">
            <text:p>budget</text:p>
          </table:table-cell>
          <table:table-cell office:value-type="float" office:value="16723.5" table:formula="of:=[.G18]-[.C21]-[.C24]" table:style-name="ce3">
            <text:p>16723.5</text:p>
          </table:table-cell>
          <table:table-cell table:style-name="ce1"/>
          <table:table-cell office:value-type="string" table:style-name="ce3">
            <text:p>kilometers</text:p>
          </table:table-cell>
          <table:table-cell office:value-type="string" table:style-name="ce3">
            <text:p>budget</text:p>
          </table:table-cell>
          <table:table-cell office:value-type="float" office:value="16243.5" table:formula="of:=[.C22]-[.G21]" table:style-name="ce2">
            <text:p>16243.5</text:p>
          </table:table-cell>
          <table:table-cell table:number-columns-repeated="16377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style-name="ce3">
            <text:p>currentExpences</text:p>
          </table:table-cell>
          <table:table-cell office:value-type="float" office:value="2310" table:style-name="ce3">
            <text:p>2310</text:p>
          </table:table-cell>
          <table:table-cell table:style-name="ce1"/>
          <table:table-cell office:value-type="float" office:value="400" table:style-name="ce2">
            <text:p>400</text:p>
          </table:table-cell>
          <table:table-cell office:value-type="string" table:style-name="ce3">
            <text:p>currentExpenc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table-cell office:value-type="string" table:style-name="ce3">
            <text:p>extraExpences</text:p>
          </table:table-cell>
          <table:table-cell office:value-type="float" office:value="924" table:formula="of:=[.C23]*0.4" table:style-name="ce1">
            <text:p>924</text:p>
          </table:table-cell>
          <table:table-cell table:number-columns-repeated="16381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Лист2" table:style-name="ta2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36" number:language="bg" number:country="BG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sss sss</meta:initial-creator>
    <dc:creator>Потребител на Windows</dc:creator>
    <meta:creation-date>2019-05-30T23:28:05Z</meta:creation-date>
    <dc:date>2019-06-03T09:54:55Z</dc:date>
    <meta:editing-cycles>3</meta:editing-cycles>
    <meta:editing-duration>PT1782S</meta:editing-duration>
  </office:meta>
</office:document-meta>
</file>